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udent@T14:~$ mkdir ajce</text:p>
      <text:p text:style-name="Standard">student@T14:~$ cd ajce</text:p>
      <text:p text:style-name="Standard">student@T14:~/ajce$ mkdir mca</text:p>
      <text:p text:style-name="Standard">student@T14:~/ajce$ cd mca</text:p>
      <text:p text:style-name="Standard">student@T14:~/ajce/mca$ mkdir regular</text:p>
      <text:p text:style-name="Standard">student@T14:~/ajce/mca$ mkdir lateral</text:p>
      <text:p text:style-name="Standard">student@T14:~/ajce/mca$ mkdir integrated</text:p>
      <text:p text:style-name="Standard">student@T14:~/ajce/mca$ cd regular</text:p>
      <text:p text:style-name="Standard">student@T14:~/ajce/mca/regular$ cd ..</text:p>
      <text:p text:style-name="Standard">student@T14:~/ajce/mca$ pwd</text:p>
      <text:p text:style-name="Standard">/home/student/ajce/mca</text:p>
      <text:p text:style-name="Standard">student@T14:~/ajce/mca$ cd /</text:p>
      <text:p text:style-name="Standard">student@T14:/$ cd ~</text:p>
      <text:p text:style-name="Standard">student@T14:~$ cd ajce</text:p>
      <text:p text:style-name="Standard">student@T14:~/ajce$ cd mca</text:p>
      <text:p text:style-name="Standard">student@T14:~/ajce/mca$ cd regular</text:p>
      <text:p text:style-name="Standard">student@T14:~/ajce/mca/regular$ cd /</text:p>
      <text:p text:style-name="Standard">student@T14:/$ cd ajce</text:p>
      <text:p text:style-name="Standard">bash: cd: ajce: No such file or directory</text:p>
      <text:p text:style-name="Standard">student@T14:/$ cd ~</text:p>
      <text:p text:style-name="Standard">student@T14:~$ cd ajce</text:p>
      <text:p text:style-name="Standard">student@T14:~/ajce$ cd mca</text:p>
      <text:p text:style-name="Standard">student@T14:~/ajce/mca$ ls</text:p>
      <text:p text:style-name="Standard">integrated <text:s/>lateral <text:s/>regular</text:p>
      <text:p text:style-name="Standard">student@T14:~/ajce/mca$ ls -l</text:p>
      <text:p text:style-name="Standard">total 12</text:p>
      <text:p text:style-name="Standard">drwxr-xr-x 2 student student 4096 Jan 31 20:04 integrated</text:p>
      <text:p text:style-name="Standard">drwxr-xr-x 2 student student 4096 Jan 31 20:04 lateral</text:p>
      <text:p text:style-name="Standard">drwxr-xr-x 2 student student 4096 Jan 31 20:04 regular</text:p>
      <text:p text:style-name="Standard">student@T14:~/ajce/mca$ ls &gt; out.txt</text:p>
      <text:p text:style-name="Standard">student@T14:~/ajce/mca$ ls -d */</text:p>
      <text:p text:style-name="Standard">integrated/ <text:s/>lateral/ <text:s/>regular/</text:p>
      <text:p text:style-name="Standard">student@T14:~/ajce/mca$ ls -s</text:p>
      <text:p text:style-name="Standard">total 16</text:p>
      <text:p text:style-name="Standard">4 integrated <text:s/>4 lateral <text:s/>4 out.txt <text:s/>4 regular</text:p>
      <text:p text:style-name="Standard">student@T14:~/ajce/mca$ ls -t</text:p>
      <text:p text:style-name="Standard">out.txt <text:s/>integrated <text:s/>lateral <text:s/>regular</text:p>
      <text:p text:style-name="Standard">student@T14:~/ajce/mca$ ls /</text:p>
      <text:p text:style-name="Standard">bin <text:s text:c="3"/>dev <text:s text:c="2"/>initrd.img <text:s text:c="5"/>lib64 <text:s text:c="6"/>mnt <text:s text:c="2"/>root <text:s/>snap <text:s/>tmp <text:s/>vmlinuz</text:p>
      <text:p text:style-name="Standard">boot <text:s text:c="2"/>etc <text:s text:c="2"/>initrd.img.old <text:s/>lost+found <text:s/>opt <text:s text:c="2"/>run <text:s text:c="2"/>srv <text:s text:c="2"/>usr <text:s/>vmlinuz.old</text:p>
      <text:p text:style-name="Standard">cdrom <text:s/>home <text:s/>lib <text:s text:c="12"/>media <text:s text:c="6"/>proc <text:s/>sbin <text:s/>sys <text:s text:c="2"/>var</text:p>
      <text:p text:style-name="Standard">student@T14:~/ajce/mca$ ls ..</text:p>
      <text:p text:style-name="Standard">mca</text:p>
      <text:p text:style-name="Standard">student@T14:~/ajce/mca$ ls *</text:p>
      <text:p text:style-name="Standard">out.txt</text:p>
      <text:p text:style-name="Standard"/>
      <text:p text:style-name="Standard">integrated:</text:p>
      <text:p text:style-name="Standard"/>
      <text:p text:style-name="Standard">lateral:</text:p>
      <text:p text:style-name="Standard"/>
      <text:p text:style-name="Standard">regular:</text:p>
      <text:p text:style-name="Standard">student@T14:~/ajce/mca$ ls -R</text:p>
      <text:p text:style-name="Standard">.:</text:p>
      <text:p text:style-name="Standard">integrated <text:s/>lateral <text:s/>out.txt <text:s/>regular</text:p>
      <text:p text:style-name="Standard"/>
      <text:p text:style-name="Standard">./integrated:</text:p>
      <text:p text:style-name="Standard"/>
      <text:p text:style-name="Standard"><text:soft-page-break/>./lateral:</text:p>
      <text:p text:style-name="Standard"/>
      <text:p text:style-name="Standard">./regular:</text:p>
      <text:p text:style-name="Standard">student@T14:~/ajce/mca$ ls -d $pwd / *</text:p>
      <text:p text:style-name="Standard">/ <text:s/>integrated <text:s/>lateral <text:s/>out.txt <text:s/>regular</text:p>
      <text:p text:style-name="Standard">student@T14:~/ajce/mca$ ls -d */</text:p>
      <text:p text:style-name="Standard">integrated/ <text:s/>lateral/ <text:s/>regular/</text:p>
      <text:p text:style-name="Standard">student@T14:~/ajce/mca$ ^C</text:p>
      <text:p text:style-name="Standard">student@T14:~/ajce/mca$ man ls</text:p>
      <text:p text:style-name="Standard">student@T14:~/ajce/mca$ man ls</text:p>
      <text:p text:style-name="Standard">student@T14:~/ajce/mca$ ls -a</text:p>
      <text:p text:style-name="Standard">. <text:s/>.. <text:s/>integrated <text:s/>lateral <text:s/>out.txt <text:s/>regular</text:p>
      <text:p text:style-name="Standard">student@T14:~/ajce/mca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20:57:18.422192260</meta:creation-date>
    <dc:date>2019-01-31T21:40:06.871923202</dc:date>
    <meta:editing-duration>PT42M5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64" meta:word-count="223" meta:character-count="1889" meta:non-whitespace-character-count="1647"/>
  </office:meta>
</office:document-meta>
</file>